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610" officeooo:paragraph-rsid="0008b61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pipeline babyLM2024</text:p>
      <text:p text:style-name="P1"/>
      <text:p text:style-name="P1"><text:span text:style-name="T1">to get a full list of the tasks:</text:span> </text:p>
      <text:p text:style-name="P1">python -m lm_eval --tasks li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2:17:54.581000000</meta:creation-date>
    <dc:date>2025-03-01T12:19:05.709000000</dc:date>
    <meta:editing-duration>PT1M11S</meta:editing-duration>
    <meta:editing-cycles>1</meta:editing-cycles>
    <meta:document-statistic meta:table-count="0" meta:image-count="0" meta:object-count="0" meta:page-count="1" meta:paragraph-count="3" meta:word-count="17" meta:character-count="93" meta:non-whitespace-character-count="79"/>
    <meta:generator>LibreOffice/24.2.0.3$Windows_X86_64 LibreOffice_project/da48488a73ddd66ea24cf16bbc4f7b9c08e9bea1</meta:generator>
  </office:meta>
</office:document-meta>
</file>